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7.75cm" fo:min-width="16.6cm"/>
    </style:style>
    <style:style style:name="gr2" style:family="graphic" style:parent-style-name="standard">
      <style:graphic-properties svg:stroke-color="#59595c" draw:fill-color="#8dc544" draw:opacity="5%" draw:textarea-horizontal-align="justify" draw:textarea-vertical-align="middle" draw:auto-grow-height="false" fo:min-height="10.45cm" fo:min-width="16.6cm"/>
      <style:paragraph-properties style:writing-mode="lr-tb"/>
    </style:style>
    <style:style style:name="gr3" style:family="graphic" style:parent-style-name="standard">
      <style:graphic-properties svg:stroke-color="#59595c" draw:fill-color="#3a93d0" draw:opacity="100%" draw:textarea-horizontal-align="justify" draw:textarea-vertical-align="middle" draw:auto-grow-height="false" fo:min-height="4.65cm" fo:min-width="1.4cm"/>
    </style:style>
    <style:style style:name="gr4" style:family="graphic" style:parent-style-name="standard">
      <style:graphic-properties svg:stroke-color="#59595c" draw:fill-color="#f26f25" draw:opacity="100%" draw:textarea-horizontal-align="justify" draw:textarea-vertical-align="middle" draw:auto-grow-height="false" fo:min-height="3.15cm" fo:min-width="1.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59595c" draw:fill-color="#8dc544" draw:opacity="100%" draw:textarea-horizontal-align="justify" draw:textarea-vertical-align="middle" draw:auto-grow-height="false" fo:min-height="10.45cm" fo:min-width="1.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color="#59595c" draw:fill-color="#f26f25" draw:opacity="10%" draw:textarea-horizontal-align="justify" draw:textarea-vertical-align="middle" draw:auto-grow-height="false" fo:min-height="3.15cm" fo:min-width="16.6cm"/>
      <style:paragraph-properties style:writing-mode="lr-tb"/>
    </style:style>
    <style:style style:name="gr10" style:family="graphic" style:parent-style-name="standard">
      <style:graphic-properties svg:stroke-color="#59595c" draw:fill-color="#3a93d0" draw:opacity="10%" draw:textarea-horizontal-align="justify" draw:textarea-vertical-align="middle" draw:auto-grow-height="false" fo:min-height="3.65cm" fo:min-width="16.6cm"/>
      <style:paragraph-properties style:writing-mode="lr-tb"/>
    </style:style>
    <style:style style:name="gr11" style:family="graphic" style:parent-style-name="standard">
      <style:graphic-properties svg:stroke-color="#59595c" draw:fill="none" draw:textarea-horizontal-align="justify" draw:textarea-vertical-align="middle" draw:auto-grow-height="false" fo:min-height="1.95cm" fo:min-width="6.4cm"/>
    </style:style>
    <style:style style:name="gr12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13" style:family="graphic" style:parent-style-name="standard">
      <style:graphic-properties svg:stroke-color="#59595c" draw:fill="none" draw:textarea-horizontal-align="justify" draw:textarea-vertical-align="middle" draw:auto-grow-height="false" fo:min-height="1.95cm" fo:min-width="6.3cm"/>
    </style:style>
    <style:style style:name="gr14" style:family="graphic" style:parent-style-name="standard">
      <style:graphic-properties svg:stroke-color="#59595c" draw:fill-color="#168253" draw:opacity="20%" draw:textarea-horizontal-align="justify" draw:textarea-vertical-align="middle" draw:auto-grow-height="false" fo:min-height="0.15cm" fo:min-width="3.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8" style:family="graphic" style:parent-style-name="standard">
      <style:graphic-properties svg:stroke-color="#59595c" draw:fill-color="#ff7b59" draw:opacity="20%" draw:textarea-horizontal-align="justify" draw:textarea-vertical-align="middle" draw:auto-grow-height="false" fo:min-height="0.15cm" fo:min-width="3.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03cm"/>
      <style:paragraph-properties style:writing-mode="lr-tb"/>
    </style:style>
    <style:style style:name="gr21" style:family="graphic" style:parent-style-name="standard">
      <style:graphic-properties svg:stroke-color="#59595c" draw:fill-color="#8d1d75" draw:opacity="20%" draw:textarea-horizontal-align="justify" draw:textarea-vertical-align="middle" draw:auto-grow-height="false" fo:min-height="0.15cm" fo:min-width="3.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23" style:family="graphic" style:parent-style-name="standard">
      <style:graphic-properties svg:stroke-color="#59595c" draw:fill-color="#3a93d0" draw:opacity="20%" draw:textarea-horizontal-align="justify" draw:textarea-vertical-align="middle" draw:auto-grow-height="false" fo:min-height="0.15cm" fo:min-width="4.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1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6" style:family="graphic" style:parent-style-name="standard">
      <style:graphic-properties svg:stroke-color="#59595c" draw:fill="none" draw:textarea-horizontal-align="justify" draw:textarea-vertical-align="middle" draw:auto-grow-height="false" fo:min-height="1.663cm" fo:min-width="6.3cm"/>
    </style:style>
    <style:style style:name="gr27" style:family="graphic" style:parent-style-name="standard">
      <style:graphic-properties svg:stroke-color="#59595c" draw:fill-color="#8dc544" draw:opacity="20%" draw:textarea-horizontal-align="justify" draw:textarea-vertical-align="middle" draw:auto-grow-height="false" fo:min-height="0.098cm" fo:min-width="3.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8dc544" draw:opacity="50%" fo:min-height="0.747cm"/>
      <style:paragraph-properties style:writing-mode="lr-tb"/>
    </style:style>
    <style:style style:name="gr30" style:family="graphic" style:parent-style-name="standard">
      <style:graphic-properties svg:stroke-color="#59595c" draw:fill="none" draw:textarea-horizontal-align="justify" draw:textarea-vertical-align="middle" draw:auto-grow-height="false" fo:min-height="0.75cm" fo:min-width="6.3cm"/>
    </style:style>
    <style:style style:name="gr31" style:family="graphic" style:parent-style-name="standard">
      <style:graphic-properties draw:stroke="none" svg:stroke-color="#000000" draw:fill="none" draw:fill-color="#8dc544" draw:opacity="50%" fo:min-height="0.382cm"/>
      <style:paragraph-properties style:writing-mode="lr-tb"/>
    </style:style>
    <style:style style:name="gr32" style:family="graphic" style:parent-style-name="standard">
      <style:graphic-properties svg:stroke-color="#59595c" draw:fill-color="#59595c" draw:opacity="99%" draw:textarea-horizontal-align="justify" draw:textarea-vertical-align="middle" draw:auto-grow-height="false" fo:min-height="0.45cm" fo:min-width="0cm"/>
    </style:style>
    <style:style style:name="gr33" style:family="graphic" style:parent-style-name="objectwithoutfill">
      <style:graphic-properties svg:stroke-color="#59595c" draw:marker-end="Rounded_20_short_20_Arrow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8dc544" draw:opacity="50%" fo:min-height="0.374cm"/>
      <style:paragraph-properties style:writing-mode="lr-tb"/>
    </style:style>
    <style:style style:name="gr35" style:family="graphic" style:parent-style-name="standard">
      <style:graphic-properties svg:stroke-color="#59595c" draw:fill="none" draw:textarea-horizontal-align="justify" draw:textarea-vertical-align="middle" draw:auto-grow-height="false" fo:min-height="0.35cm" fo:min-width="6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dc544" draw:opacity="5%"/>
      <style:paragraph-properties fo:text-align="center" style:writing-mode="lr-tb"/>
    </style:style>
    <style:style style:name="P3" style:family="paragraph">
      <loext:graphic-properties draw:fill-color="#3a93d0" draw:opacity="100%"/>
      <style:paragraph-properties fo:text-align="center"/>
    </style:style>
    <style:style style:name="P4" style:family="paragraph">
      <loext:graphic-properties draw:fill-color="#f26f25" draw:opacity="100%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8dc544" draw:opacity="100%"/>
      <style:paragraph-properties fo:text-align="center" style:writing-mode="lr-tb"/>
    </style:style>
    <style:style style:name="P8" style:family="paragraph">
      <loext:graphic-properties draw:fill-color="#f26f25" draw:opacity="10%"/>
      <style:paragraph-properties fo:text-align="center" style:writing-mode="lr-tb"/>
    </style:style>
    <style:style style:name="P9" style:family="paragraph">
      <loext:graphic-properties draw:fill-color="#3a93d0" draw:opacity="10%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Fira Code1" fo:font-size="10pt" style:font-size-asian="10pt" style:font-size-complex="10pt"/>
    </style:style>
    <style:style style:name="P12" style:family="paragraph">
      <style:paragraph-properties fo:text-align="start" style:writing-mode="lr-tb"/>
      <style:text-properties style:font-name="Fira Code1" fo:font-size="9pt" style:font-size-asian="9pt" style:font-size-complex="9pt"/>
    </style:style>
    <style:style style:name="P13" style:family="paragraph">
      <loext:graphic-properties draw:fill-color="#168253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fo:color="#168253" style:font-name="Fira Code1" fo:font-size="10pt" style:font-size-asian="10pt" style:font-size-complex="10pt"/>
    </style:style>
    <style:style style:name="P15" style:family="paragraph">
      <loext:graphic-properties draw:fill-color="#ff7b59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color="#8d1d75" style:font-name="Fira Code1" fo:font-size="10pt" style:font-size-asian="10pt" style:font-size-complex="10pt"/>
    </style:style>
    <style:style style:name="P19" style:family="paragraph">
      <loext:graphic-properties draw:fill-color="#8d1d75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0" style:family="paragraph">
      <loext:graphic-properties draw:fill-color="#3a93d0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3465a4" style:font-name="Fira Code1" fo:font-size="10pt" style:font-size-asian="10pt" style:font-size-complex="10pt"/>
    </style:style>
    <style:style style:name="P22" style:family="paragraph">
      <loext:graphic-properties draw:fill-color="#8dc544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3" style:family="paragraph">
      <loext:graphic-properties draw:fill="none" draw:fill-color="#8dc544" draw:opacity="50%"/>
      <style:paragraph-properties style:writing-mode="lr-tb"/>
      <style:text-properties style:font-name="DejaVu Sans Condensed" fo:font-size="9pt" style:font-size-asian="9pt" style:font-size-complex="9pt"/>
    </style:style>
    <style:style style:name="P24" style:family="paragraph">
      <loext:graphic-properties draw:fill="none" draw:fill-color="#8dc544" draw:opacity="50%"/>
      <style:paragraph-properties style:writing-mode="lr-tb"/>
      <style:text-properties style:font-name="Fira Code1" fo:font-size="9pt" fo:letter-spacing="-0.03cm" style:font-size-asian="9pt" style:font-size-complex="9pt"/>
    </style:style>
    <style:style style:name="P25" style:family="paragraph">
      <loext:graphic-properties draw:fill-color="#59595c" draw:opacity="99%"/>
      <style:paragraph-properties fo:text-align="center"/>
    </style:style>
    <style:style style:name="P26" style:family="paragraph">
      <loext:graphic-properties draw:fill="solid"/>
      <style:paragraph-properties fo:text-align="center"/>
    </style:style>
    <style:style style:name="T1" style:family="text">
      <style:text-properties style:font-name="Fira Code1" fo:font-size="10pt" style:font-size-asian="10pt" style:font-size-complex="10pt"/>
    </style:style>
    <style:style style:name="T2" style:family="text">
      <style:text-properties style:font-name="Fira Code1" fo:font-size="9pt" style:font-size-asian="9pt" style:font-size-complex="9pt"/>
    </style:style>
    <style:style style:name="T3" style:family="text">
      <style:text-properties fo:color="#168253" style:font-name="Fira Code1" fo:font-size="10pt" style:font-size-asian="10pt" style:font-size-complex="10pt"/>
    </style:style>
    <style:style style:name="T4" style:family="text"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d1d75" style:font-name="Fira Code1" fo:font-size="10pt" style:font-size-asian="10pt" style:font-size-complex="10pt"/>
    </style:style>
    <style:style style:name="T6" style:family="text">
      <style:text-properties fo:color="#3465a4" style:font-name="Fira Code1" fo:font-size="10pt" style:font-size-asian="10pt" style:font-size-complex="10pt"/>
    </style:style>
    <style:style style:name="T7" style:family="text">
      <style:text-properties style:font-name="DejaVu Sans Condensed" fo:font-size="9pt" style:font-size-asian="9pt" style:font-size-complex="9pt"/>
    </style:style>
    <style:style style:name="T8" style:family="text">
      <style:text-properties style:font-name="Fira Code1" fo:font-size="9pt" fo:letter-spacing="-0.03cm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cm" svg:height="1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cm" svg:height="10.7cm" svg:x="1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5.6cm" svg:x="17.146cm" svg:y="1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9cm" svg:height="3.4cm" svg:x="18.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843cm" svg:height="1.673cm" draw:transform="rotate (-1.57533418285008) translate (19.891cm 0.775cm)">
          <draw:text-box>
            <text:p text:style-name="P5">Global</text:p>
            <text:p text:style-name="P5">Paramaters</text:p>
          </draw:text-box>
        </draw:frame>
        <draw:custom-shape draw:style-name="gr6" draw:text-style-name="P7" draw:layer="layout" svg:width="1.9cm" svg:height="10.7cm" svg:x="18.1cm" svg:y="4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685cm" svg:height="1.673cm" draw:transform="rotate (-1.57533418285008) translate (19.891cm 7.912cm)">
          <draw:text-box>
            <text:p text:style-name="P5">Group</text:p>
            <text:p text:style-name="P5">Properties</text:p>
          </draw:text-box>
        </draw:frame>
        <draw:frame draw:style-name="gr8" draw:text-style-name="P6" draw:layer="layout" svg:width="3.685cm" svg:height="1.673cm" draw:transform="rotate (-1.57533418285008) translate (19.891cm 15.262cm)">
          <draw:text-box>
            <text:p text:style-name="P5">Node</text:p>
            <text:p text:style-name="P5">Properties</text:p>
          </draw:text-box>
        </draw:frame>
        <draw:custom-shape draw:style-name="gr9" draw:text-style-name="P8" draw:layer="layout" svg:width="17.1cm" svg:height="3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7.1cm" svg:height="3.9cm" svg:x="1cm" svg:y="15.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0" draw:layer="layout" svg:width="6.9cm" svg:height="2.2cm" svg:x="6.3cm" svg:y="1.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3.7cm" svg:height="1.097cm" svg:x="6.3cm" svg:y="1.6cm">
            <draw:text-box>
              <text:p><text:span text:style-name="T1">motd: "Hello"</text:span></text:p>
              <text:p><text:span text:style-name="T1"/></text:p>
            </draw:text-box>
          </draw:frame>
        </draw:g>
        <draw:g>
          <draw:custom-shape draw:style-name="gr13" draw:text-style-name="P10" draw:layer="layout" svg:width="6.8cm" svg:height="2.2cm" svg:x="10.7cm" svg:y="5.1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4.3cm" svg:height="0.4cm" svg:x="10.7cm" svg:y="4.729cm">
            <text:p text:style-name="P12"><text:span text:style-name="T2">Datacenter : DC1</text:span>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2cm" svg:height="1.2cm" svg:x="10.5cm" svg:y="5.173cm">
            <draw:text-box>
              <text:p><text:span text:style-name="T3">Defines:</text:span></text:p>
              <text:p><text:span text:style-name="T3">dns: 9.9.9.9</text:span></text:p>
            </draw:text-box>
          </draw:frame>
          <draw:frame draw:style-name="gr16" draw:text-style-name="P11" draw:layer="layout" svg:width="3.3cm" svg:height="1.943cm" svg:x="14.2cm" svg:y="5.173cm">
            <draw:text-box>
              <text:p><text:span text:style-name="T1">All:</text:span></text:p>
              <text:p><text:span text:style-name="T1">motd: "Hello"</text:span></text:p>
              <text:p><text:span text:style-name="T1">dns: 9.9.9.9</text:span></text:p>
              <text:p><text:span text:style-name="T1"/></text:p>
            </draw:text-box>
          </draw:frame>
        </draw:g>
        <draw:g>
          <draw:custom-shape draw:style-name="gr13" draw:text-style-name="P10" draw:layer="layout" svg:width="6.8cm" svg:height="2.2cm" svg:x="1.6cm" svg:y="12.326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1" draw:layer="layout" svg:width="3.7cm" svg:height="2cm" svg:x="4.916cm" svg:y="12.326cm">
            <draw:text-box>
              <text:p><text:span text:style-name="T1">All:</text:span></text:p>
              <text:p><text:span text:style-name="T1">motd: "Hello"</text:span></text:p>
              <text:p><text:span text:style-name="T1">dns: 1.1.1.1</text:span></text:p>
              <text:p><text:span text:style-name="T1">path: /debian10</text:span></text:p>
            </draw:text-box>
          </draw:frame>
          <draw:custom-shape draw:style-name="gr18" draw:text-style-name="P15" draw:layer="layout" svg:width="4.3cm" svg:height="0.4cm" svg:x="1.6cm" svg:y="11.327cm">
            <text:p text:style-name="P12"><text:span text:style-name="T2">Debian 10</text:span></text:p>
            <draw:enhanced-geometry svg:viewBox="0 0 21600 21600" draw:type="rectangle" draw:enhanced-path="M 0 0 L 21600 0 21600 21600 0 21600 0 0 Z N"/>
          </draw:custom-shape>
          <draw:frame draw:style-name="gr19" draw:text-style-name="P17" draw:layer="layout" svg:width="3.7cm" svg:height="1.52cm" svg:x="1.487cm" svg:y="12.377cm">
            <draw:text-box>
              <text:p text:style-name="P16"><text:span text:style-name="T4">Defines:</text:span></text:p>
              <text:p text:style-name="P16"><text:span text:style-name="T4">path: /debian10</text:span></text:p>
              <text:p text:style-name="P16"><text:span text:style-name="T4"/></text:p>
            </draw:text-box>
          </draw:frame>
        </draw:g>
        <draw:g>
          <draw:custom-shape draw:style-name="gr13" draw:text-style-name="P10" draw:layer="layout" svg:width="6.8cm" svg:height="2.2cm" svg:x="1.612cm" svg:y="5.129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8" draw:layer="layout" svg:width="3.8cm" svg:height="1.953cm" svg:x="1.412cm" svg:y="5.129cm">
            <draw:text-box>
              <text:p><text:span text:style-name="T5">Defines:</text:span></text:p>
              <text:p><text:span text:style-name="T5">dns: 1.1.1.1</text:span></text:p>
              <text:p><text:span text:style-name="T5">path: /debian</text:span></text:p>
              <text:p><text:span text:style-name="T5"/></text:p>
            </draw:text-box>
          </draw:frame>
          <draw:custom-shape draw:style-name="gr21" draw:text-style-name="P19" draw:layer="layout" svg:width="4.3cm" svg:height="0.4cm" svg:x="1.612cm" svg:y="4.729cm">
            <text:p text:style-name="P12"><text:span text:style-name="T2">Any Debian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layout" svg:width="3.7cm" svg:height="2.1cm" svg:x="4.812cm" svg:y="5.129cm">
            <draw:text-box>
              <text:p><text:span text:style-name="T1">All:</text:span></text:p>
              <text:p><text:span text:style-name="T1">motd: "Hello"</text:span></text:p>
              <text:p><text:span text:style-name="T1">dns: 1.1.1.1</text:span></text:p>
              <text:p><text:span text:style-name="T1">path: /debian</text:span></text:p>
            </draw:text-box>
          </draw:frame>
        </draw:g>
        <draw:g>
          <draw:custom-shape draw:style-name="gr13" draw:text-style-name="P10" draw:layer="layout" svg:width="6.8cm" svg:height="2.2cm" svg:x="1.6cm" svg:y="15.85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5.4cm" svg:height="0.4cm" svg:x="1.6cm" svg:y="15.471cm">
            <text:p text:style-name="P12"><text:span text:style-name="T2">Debian 10 node in DC1</text:span></text:p>
            <draw:enhanced-geometry svg:viewBox="0 0 21600 21600" draw:type="rectangle" draw:enhanced-path="M 0 0 L 21600 0 21600 21600 0 21600 0 0 Z N"/>
          </draw:custom-shape>
          <draw:frame draw:style-name="gr24" draw:text-style-name="P11" draw:layer="layout" svg:width="3.7cm" svg:height="2.366cm" svg:x="4.9cm" svg:y="15.8cm">
            <draw:text-box>
              <text:p><text:span text:style-name="T1">All:</text:span></text:p>
              <text:p><text:span text:style-name="T1">motd: "Hello"</text:span></text:p>
              <text:p><text:span text:style-name="T1">dns: 9.9.9.9</text:span></text:p>
              <text:p><text:span text:style-name="T1">path: /debian10</text:span></text:p>
              <text:p><text:span text:style-name="T1">node: value</text:span></text:p>
            </draw:text-box>
          </draw:frame>
          <draw:frame draw:style-name="gr25" draw:text-style-name="P21" draw:layer="layout" svg:width="3.8cm" svg:height="2.2cm" svg:x="1.5cm" svg:y="15.9cm">
            <draw:text-box>
              <text:p><text:span text:style-name="T6">Defines:</text:span></text:p>
              <text:p><text:span text:style-name="T6">node: value</text:span></text:p>
              <text:p><text:span text:style-name="T6"/></text:p>
            </draw:text-box>
          </draw:frame>
        </draw:g>
        <draw:g>
          <draw:custom-shape draw:style-name="gr13" draw:text-style-name="P10" draw:layer="layout" svg:width="6.8cm" svg:height="2.2cm" svg:x="10.8cm" svg:y="15.85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0" draw:layer="layout" svg:width="5.4cm" svg:height="0.4cm" svg:x="10.8cm" svg:y="15.471cm">
            <text:p text:style-name="P12"><text:span text:style-name="T2">RHEL 8 node in DC1</text:span></text:p>
            <draw:enhanced-geometry svg:viewBox="0 0 21600 21600" draw:type="rectangle" draw:enhanced-path="M 0 0 L 21600 0 21600 21600 0 21600 0 0 Z N"/>
          </draw:custom-shape>
          <draw:frame draw:style-name="gr24" draw:text-style-name="P11" draw:layer="layout" svg:width="3.7cm" svg:height="2.366cm" svg:x="14.1cm" svg:y="15.8cm">
            <draw:text-box>
              <text:p><text:span text:style-name="T1">All:</text:span></text:p>
              <text:p><text:span text:style-name="T1">dns: 9.9.9.9</text:span></text:p>
              <text:p><text:span text:style-name="T1">motd: "World!"</text:span></text:p>
              <text:p><text:span text:style-name="T1"/></text:p>
            </draw:text-box>
          </draw:frame>
          <draw:frame draw:style-name="gr25" draw:text-style-name="P21" draw:layer="layout" svg:width="3.8cm" svg:height="2.2cm" svg:x="10.7cm" svg:y="15.9cm">
            <draw:text-box>
              <text:p><text:span text:style-name="T6">Defines:</text:span></text:p>
              <text:p><text:span text:style-name="T6">motd: "World!"</text:span></text:p>
              <text:p><text:span text:style-name="T6"/></text:p>
            </draw:text-box>
          </draw:frame>
        </draw:g>
        <draw:g>
          <draw:custom-shape draw:style-name="gr26" draw:text-style-name="P10" draw:layer="layout" svg:width="6.8cm" svg:height="1.913cm" svg:x="6.4cm" svg:y="9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4.3cm" svg:height="0.348cm" svg:x="6.4cm" svg:y="8.156cm">
            <text:p text:style-name="P12"><text:span text:style-name="T2">Debian in DC1</text:span></text:p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3.7cm" svg:height="1.943cm" svg:x="9.6cm" svg:y="9.442cm">
            <draw:text-box>
              <text:p><text:span text:style-name="T1">All:</text:span></text:p>
              <text:p><text:span text:style-name="T1">motd: "Hello"</text:span></text:p>
              <text:p><text:span text:style-name="T1">dns: 9.9.9.9</text:span></text:p>
              <text:p><text:span text:style-name="T1">path: /debian</text:span></text:p>
            </draw:text-box>
          </draw:frame>
          <draw:frame draw:style-name="gr28" draw:text-style-name="P11" draw:layer="layout" svg:width="3.7cm" svg:height="1.305cm" svg:x="6.3cm" svg:y="9.443cm">
            <draw:text-box>
              <text:p><text:span text:style-name="T1">Defines:</text:span></text:p>
              <text:p><text:span text:style-name="T1">-</text:span></text:p>
            </draw:text-box>
          </draw:frame>
          <draw:frame draw:style-name="gr29" draw:text-style-name="P23" draw:layer="layout" svg:width="5.5cm" svg:height="0.997cm" svg:x="7.9cm" svg:y="8.5cm">
            <draw:text-box>
              <text:p><text:span text:style-name="T7">1/ Groups: Group ID = </text:span><text:span text:style-name="T7">Any Debian</text:span></text:p>
              <text:p><text:span text:style-name="T7">2/ Groups: Group ID = </text:span><text:span text:style-name="T7">DC1 </text:span></text:p>
            </draw:text-box>
          </draw:frame>
          <draw:custom-shape draw:style-name="gr30" draw:text-style-name="P10" draw:layer="layout" svg:width="6.8cm" svg:height="1cm" svg:x="6.4cm" svg:y="8.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24" draw:layer="layout" svg:width="1.9cm" svg:height="0.632cm" svg:x="6.2cm" svg:y="8.682cm">
            <draw:text-box>
              <text:p><text:span text:style-name="T8">criteria</text:span></text:p>
            </draw:text-box>
          </draw:frame>
          <draw:custom-shape draw:style-name="gr32" draw:text-style-name="P25" draw:layer="layout" svg:width="0.155cm" svg:height="0.8cm" svg:x="7.86cm" svg:y="8.6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33" draw:text-style-name="P26" draw:layer="layout" svg:x1="13.5cm" svg:y1="7.6cm" svg:x2="13.5cm" svg:y2="15.4cm">
          <text:p/>
        </draw:line>
        <draw:line draw:style-name="gr33" draw:text-style-name="P26" draw:layer="layout" svg:x1="6.3cm" svg:y1="7.4cm" svg:x2="7.6cm" svg:y2="8cm">
          <text:p/>
        </draw:line>
        <draw:line draw:style-name="gr33" draw:text-style-name="P26" draw:layer="layout" svg:x1="4.571cm" svg:y1="7.4cm" svg:x2="4.571cm" svg:y2="11.1cm">
          <text:p/>
        </draw:line>
        <draw:line draw:style-name="gr33" draw:text-style-name="P26" draw:layer="layout" svg:x1="8.9cm" svg:y1="3.8cm" svg:x2="7.9cm" svg:y2="4.6cm">
          <text:p/>
        </draw:line>
        <draw:line draw:style-name="gr33" draw:text-style-name="P26" draw:layer="layout" svg:x1="4.571cm" svg:y1="14.6cm" svg:x2="4.571cm" svg:y2="15.3cm">
          <text:p/>
        </draw:line>
        <draw:line draw:style-name="gr33" draw:text-style-name="P26" draw:layer="layout" svg:x1="12.6cm" svg:y1="7.405cm" svg:x2="11.3cm" svg:y2="8.005cm">
          <text:p/>
        </draw:line>
        <draw:frame draw:style-name="gr34" draw:text-style-name="P23" draw:layer="layout" svg:width="5.5cm" svg:height="0.624cm" svg:x="3.1cm" svg:y="11.695cm">
          <draw:text-box>
            <text:p><text:span text:style-name="T7">1/ Groups: Group ID = Any Debian</text:span></text:p>
          </draw:text-box>
        </draw:frame>
        <draw:custom-shape draw:style-name="gr35" draw:text-style-name="P10" draw:layer="layout" svg:width="6.8cm" svg:height="0.6cm" svg:x="1.6cm" svg:y="11.726cm">
          <text:p/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1.9cm" svg:height="0.632cm" svg:x="1.4cm" svg:y="11.691cm">
          <draw:text-box>
            <text:p><text:span text:style-name="T8">criteria</text:span></text:p>
          </draw:text-box>
        </draw:frame>
        <draw:line draw:style-name="gr33" draw:text-style-name="P26" draw:layer="layout" svg:x1="10.699cm" svg:y1="3.803cm" svg:x2="11.699cm" svg:y2="4.60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François Armand</meta:initial-creator>
    <meta:creation-date>2020-05-03T17:53:30.186658751</meta:creation-date>
    <meta:generator>LibreOffice/6.4.3.2$Linux_X86_64 LibreOffice_project/40$Build-2</meta:generator>
    <dc:date>2020-05-05T11:50:42.726182299</dc:date>
    <dc:creator>François Armand</dc:creator>
    <meta:editing-duration>PT20M34S</meta:editing-duration>
    <meta:editing-cycles>11</meta:editing-cycles>
    <meta:document-statistic meta:object-count="57"/>
  </office:meta>
</office:document-meta>
</file>